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d093a"/>
    </style:style>
    <style:style style:name="P2" style:family="paragraph" style:parent-style-name="Title">
      <style:paragraph-properties fo:text-align="center" style:justify-single-word="false"/>
      <style:text-properties officeooo:paragraph-rsid="000d093a"/>
    </style:style>
    <style:style style:name="P3" style:family="paragraph" style:parent-style-name="Standard">
      <style:text-properties fo:font-size="18pt" fo:font-weight="bold" officeooo:paragraph-rsid="000d093a" style:font-size-asian="18pt" style:font-weight-asian="bold" style:font-size-complex="18pt" style:font-weight-complex="bold"/>
    </style:style>
    <style:style style:name="P4" style:family="paragraph" style:parent-style-name="List_20_Paragraph" style:list-style-name="WWNum1">
      <style:text-properties officeooo:paragraph-rsid="000d093a"/>
    </style:style>
    <style:style style:name="P5" style:family="paragraph" style:parent-style-name="List_20_Paragraph" style:list-style-name="WWNum1">
      <style:text-properties officeooo:paragraph-rsid="000d429e"/>
    </style:style>
    <style:style style:name="P6" style:family="paragraph" style:parent-style-name="List_20_Paragraph" style:list-style-name="WWNum1">
      <style:text-properties fo:font-style="normal" fo:font-weight="normal" officeooo:rsid="000d093a" officeooo:paragraph-rsid="000d429e" style:font-style-asian="normal" style:font-weight-asian="normal" style:font-style-complex="normal" style:font-weight-complex="normal"/>
    </style:style>
    <style:style style:name="P7" style:family="paragraph" style:parent-style-name="List_20_Paragraph" style:list-style-name="WWNum1">
      <style:text-properties fo:font-style="normal" fo:font-weight="normal" officeooo:rsid="000d429e" officeooo:paragraph-rsid="000d429e" style:font-style-asian="normal" style:font-weight-asian="normal" style:font-style-complex="normal" style:font-weight-complex="normal"/>
    </style:style>
    <style:style style:name="P8" style:family="paragraph" style:parent-style-name="List_20_Paragraph" style:list-style-name="WWNum1">
      <style:text-properties fo:font-style="normal" fo:font-weight="normal" officeooo:rsid="000d429e" officeooo:paragraph-rsid="000f3914" style:font-style-asian="normal" style:font-weight-asian="normal" style:font-style-complex="normal" style:font-weight-complex="normal"/>
    </style:style>
    <style:style style:name="P9" style:family="paragraph" style:parent-style-name="List_20_Paragraph" style:list-style-name="WWNum1">
      <style:text-properties fo:font-size="18pt" fo:language="ru" fo:country="RU" fo:font-style="normal" fo:font-weight="normal" officeooo:rsid="000d093a" officeooo:paragraph-rsid="000d093a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List_20_Paragraph" style:list-style-name="WWNum1">
      <style:text-properties fo:font-size="18pt" fo:language="ru" fo:country="RU" officeooo:rsid="000d429e" officeooo:paragraph-rsid="000d429e" style:font-size-asian="18pt" style:font-size-complex="18pt"/>
    </style:style>
    <style:style style:name="P11" style:family="paragraph" style:parent-style-name="List_20_Paragraph" style:list-style-name="WWNum1">
      <style:text-properties fo:font-size="18pt" officeooo:rsid="000d093a" officeooo:paragraph-rsid="000d093a" style:font-size-asian="18pt" style:font-size-complex="18pt"/>
    </style:style>
    <style:style style:name="P12" style:family="paragraph" style:parent-style-name="List_20_Paragraph" style:list-style-name="WWNum1">
      <style:text-properties fo:font-size="18pt" fo:font-style="normal" fo:font-weight="normal" officeooo:rsid="000f3914" officeooo:paragraph-rsid="000f3914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List_20_Paragraph" style:list-style-name="WWNum1">
      <style:text-properties fo:font-size="18pt" fo:font-style="normal" fo:font-weight="normal" officeooo:rsid="000f3914" officeooo:paragraph-rsid="000d429e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List_20_Paragraph" style:list-style-name="WWNum1">
      <style:text-properties fo:font-size="18pt" fo:font-style="normal" fo:font-weight="normal" officeooo:rsid="000d093a" officeooo:paragraph-rsid="001c1f05" style:font-size-asian="18pt" style:font-style-asian="normal" style:font-weight-asian="normal" style:font-size-complex="18pt" style:font-style-complex="normal" style:font-weight-complex="normal"/>
    </style:style>
    <style:style style:name="P15" style:family="paragraph" style:parent-style-name="List_20_Paragraph" style:list-style-name="WWNum1">
      <style:text-properties fo:font-size="18pt" fo:font-style="italic" fo:font-weight="bold" officeooo:rsid="000d429e" officeooo:paragraph-rsid="000d429e" style:font-size-asian="18pt" style:font-style-asian="italic" style:font-weight-asian="bold" style:font-size-complex="18pt" style:font-style-complex="italic" style:font-weight-complex="bold"/>
    </style:style>
    <style:style style:name="P16" style:family="paragraph" style:parent-style-name="List_20_Paragraph" style:list-style-name="WWNum2">
      <style:text-properties fo:font-size="18pt" fo:language="en" fo:country="US" officeooo:paragraph-rsid="00111ab2" style:font-size-asian="18pt" style:font-size-complex="18pt"/>
    </style:style>
    <style:style style:name="P17" style:family="paragraph" style:parent-style-name="List_20_Paragraph" style:list-style-name="WWNum1">
      <style:text-properties officeooo:rsid="000d093a" officeooo:paragraph-rsid="000d429e"/>
    </style:style>
    <style:style style:name="P18" style:family="paragraph" style:parent-style-name="List_20_Paragraph" style:list-style-name="WWNum2">
      <style:text-properties officeooo:paragraph-rsid="000f3914"/>
    </style:style>
    <style:style style:name="P19" style:family="paragraph" style:parent-style-name="List_20_Paragraph" style:list-style-name="WWNum2">
      <style:text-properties officeooo:paragraph-rsid="000d093a"/>
    </style:style>
    <style:style style:name="P20" style:family="paragraph" style:parent-style-name="List_20_Paragraph" style:list-style-name="WWNum2">
      <style:text-properties officeooo:paragraph-rsid="00111ab2"/>
    </style:style>
    <style:style style:name="P21" style:family="paragraph" style:parent-style-name="List_20_Paragraph">
      <style:text-properties officeooo:paragraph-rsid="00111ab2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officeooo:paragraph-rsid="00111ab2"/>
    </style:style>
    <style:style style:name="P23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fo:font-size="14pt" fo:font-style="normal" fo:font-weight="normal" officeooo:rsid="00137bf5" officeooo:paragraph-rsid="00137bf5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List_20_Paragraph" style:list-style-name="WWNum1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137bf5" officeooo:paragraph-rsid="00137bf5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officeooo:rsid="00137bf5" officeooo:paragraph-rsid="00137bf5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37bf5" officeooo:paragraph-rsid="00137bf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396e4" officeooo:paragraph-rsid="001396e4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4984f" officeooo:paragraph-rsid="0014984f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53bb4" officeooo:paragraph-rsid="00153bb4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5d76e" officeooo:paragraph-rsid="0015d76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768d4" officeooo:paragraph-rsid="001768d4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7b48b" officeooo:paragraph-rsid="0017b48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7b48b" officeooo:paragraph-rsid="00185303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85303" officeooo:paragraph-rsid="00185303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c1f05" officeooo:paragraph-rsid="001c1f0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c1f05" officeooo:paragraph-rsid="001d1ef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normal" officeooo:rsid="001d1efe" officeooo:paragraph-rsid="001d1ef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37bf5" officeooo:paragraph-rsid="00137bf5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4984f" officeooo:paragraph-rsid="0014984f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53bb4" officeooo:paragraph-rsid="00153bb4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7b48b" officeooo:paragraph-rsid="0017b48b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7b48b" officeooo:paragraph-rsid="00185303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85303" officeooo:paragraph-rsid="00185303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4pt" fo:language="ru" fo:country="RU" fo:font-style="normal" fo:font-weight="bold" officeooo:rsid="001768d4" officeooo:paragraph-rsid="001768d4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List_20_Paragraph" style:list-style-name="WWNum1">
      <style:paragraph-properties fo:margin-left="0cm" fo:margin-right="0cm" fo:text-align="center" style:justify-single-word="false" fo:text-indent="0cm" style:auto-text-indent="false"/>
      <style:text-properties fo:font-size="22pt" fo:font-style="normal" officeooo:paragraph-rsid="00137bf5" style:font-size-asian="22pt" style:font-style-asian="normal" style:font-size-complex="22pt" style:font-style-complex="normal"/>
    </style:style>
    <style:style style:name="P46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normal" officeooo:rsid="00137bf5" officeooo:paragraph-rsid="001396e4" style:font-size-asian="22pt" style:font-style-asian="normal" style:font-weight-asian="normal" style:font-size-complex="22pt" style:font-style-complex="normal" style:font-weight-complex="normal"/>
    </style:style>
    <style:style style:name="P47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53bb4" officeooo:paragraph-rsid="00153bb4" style:font-size-asian="22pt" style:font-style-asian="normal" style:font-weight-asian="bold" style:font-size-complex="22pt" style:font-style-complex="normal" style:font-weight-complex="bold"/>
    </style:style>
    <style:style style:name="P4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768d4" officeooo:paragraph-rsid="001768d4" style:font-size-asian="22pt" style:font-style-asian="normal" style:font-weight-asian="bold" style:font-size-complex="22pt" style:font-style-complex="normal" style:font-weight-complex="bold"/>
    </style:style>
    <style:style style:name="P4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7b48b" officeooo:paragraph-rsid="0017b48b" style:font-size-asian="22pt" style:font-style-asian="normal" style:font-weight-asian="bold" style:font-size-complex="22pt" style:font-style-complex="normal" style:font-weight-complex="bold"/>
    </style:style>
    <style:style style:name="P5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7b48b" officeooo:paragraph-rsid="00185303" style:font-size-asian="22pt" style:font-style-asian="normal" style:font-weight-asian="bold" style:font-size-complex="22pt" style:font-style-complex="normal" style:font-weight-complex="bold"/>
    </style:style>
    <style:style style:name="P5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85303" officeooo:paragraph-rsid="00185303" style:font-size-asian="22pt" style:font-style-asian="normal" style:font-weight-asian="bold" style:font-size-complex="22pt" style:font-style-complex="normal" style:font-weight-complex="bold"/>
    </style:style>
    <style:style style:name="P5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22pt" fo:language="ru" fo:country="RU" fo:font-style="normal" fo:font-weight="bold" officeooo:rsid="001c1f05" officeooo:paragraph-rsid="001c1f05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8pt" fo:language="en" fo:country="US" officeooo:rsid="000f3914" style:font-size-asian="18pt" style:font-size-complex="18pt"/>
    </style:style>
    <style:style style:name="T3" style:family="text">
      <style:text-properties fo:font-size="18pt" fo:language="en" fo:country="US" officeooo:rsid="00111ab2" style:font-size-asian="18pt" style:font-size-complex="18pt"/>
    </style:style>
    <style:style style:name="T4" style:family="text">
      <style:text-properties fo:font-size="18pt" fo:language="en" fo:country="US" fo:font-style="italic" fo:font-weight="bold" officeooo:rsid="000d093a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d093a" style:font-size-asian="18pt" style:font-size-complex="18pt"/>
    </style:style>
    <style:style style:name="T7" style:family="text">
      <style:text-properties fo:font-size="18pt" officeooo:rsid="000d429e" style:font-size-asian="18pt" style:font-size-complex="18pt"/>
    </style:style>
    <style:style style:name="T8" style:family="text">
      <style:text-properties fo:font-size="18pt" officeooo:rsid="000f3914" style:font-size-asian="18pt" style:font-size-complex="18pt"/>
    </style:style>
    <style:style style:name="T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8pt" fo:font-style="italic" fo:font-weight="bold" officeooo:rsid="000d093a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font-style="italic" fo:font-weight="bold" officeooo:rsid="000d429e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size="18pt" fo:font-style="italic" fo:font-weight="bold" officeooo:rsid="000f3914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 fo:font-style="normal" fo:font-weight="normal" officeooo:rsid="000d093a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8pt" fo:font-style="normal" fo:font-weight="normal" officeooo:rsid="000d429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8pt" fo:language="ru" fo:country="RU" officeooo:rsid="000f3914" style:font-size-asian="18pt" style:font-size-complex="18pt"/>
    </style:style>
    <style:style style:name="T17" style:family="text">
      <style:text-properties fo:font-size="18pt" fo:language="ru" fo:country="RU" fo:font-style="italic" fo:font-weight="bold" officeooo:rsid="000d093a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7b48b" style:font-weight-asian="bold" style:font-weight-complex="bold"/>
    </style:style>
    <style:style style:name="T20" style:family="text">
      <style:text-properties fo:font-weight="bold" officeooo:rsid="00185303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0d093a" style:font-weight-asian="bold" style:font-weight-complex="bold"/>
    </style:style>
    <style:style style:name="T24" style:family="text">
      <style:text-properties fo:language="en" fo:country="US" officeooo:rsid="000d093a"/>
    </style:style>
    <style:style style:name="T25" style:family="text">
      <style:text-properties fo:language="en" fo:country="US" fo:font-style="italic" fo:font-weight="bold" officeooo:rsid="000d093a" style:font-style-asian="italic" style:font-weight-asian="bold" style:font-style-complex="italic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bold" officeooo:rsid="000d093a" style:font-weight-asian="bold" style:font-weight-complex="bold"/>
    </style:style>
    <style:style style:name="T28" style:family="text">
      <style:text-properties fo:language="ru" fo:country="RU" officeooo:rsid="000d093a"/>
    </style:style>
    <style:style style:name="T29" style:family="text">
      <style:text-properties officeooo:rsid="001396e4"/>
    </style:style>
    <style:style style:name="T30" style:family="text">
      <style:text-properties fo:font-style="italic" fo:font-weight="bold" officeooo:rsid="000d093a" style:font-style-asian="italic" style:font-weight-asian="bold" style:font-style-complex="italic" style:font-weight-complex="bold"/>
    </style:style>
    <style:style style:name="T31" style:family="text">
      <style:text-properties officeooo:rsid="0014984f"/>
    </style:style>
    <style:style style:name="T32" style:family="text">
      <style:text-properties officeooo:rsid="000d429e"/>
    </style:style>
    <style:style style:name="T33" style:family="text">
      <style:text-properties officeooo:rsid="00185303"/>
    </style:style>
    <style:style style:name="T34" style:family="text">
      <style:text-properties officeooo:rsid="001a2a0b"/>
    </style:style>
    <style:style style:name="T35" style:family="text">
      <style:text-properties officeooo:rsid="001c1f05"/>
    </style:style>
    <style:style style:name="T36" style:family="text">
      <style:text-properties officeooo:rsid="001d1e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ТЗ «</text:span><text:span text:style-name="T27">Соцсеть </text:span><text:span text:style-name="T23">Code</text:span><text:span text:style-name="T18">»</text:span></text:p>
      <text:p text:style-name="P1"/>
      <text:p text:style-name="P3">План:</text:p>
      <text:list xml:id="list1925252510" text:style-name="WWNum1">
        <text:list-item>
          <text:p text:style-name="P4"><text:span text:style-name="T9">Создание </text:span><text:span text:style-name="T10">регистрации и авторизации пользователей.</text:span></text:p>
          <text:list>
            <text:list-item>
              <text:p text:style-name="P4"><text:span text:style-name="T6">Создать</text:span><text:span text:style-name="T5"> регистрацию.</text:span></text:p>
            </text:list-item>
            <text:list-item>
              <text:p text:style-name="P4"><text:span text:style-name="T6">Создать</text:span><text:span text:style-name="T5"> </text:span><text:span text:style-name="T14">авторизацию.</text:span></text:p>
            </text:list-item>
          </text:list>
        </text:list-item>
        <text:list-item>
          <text:p text:style-name="P4"><text:span text:style-name="T4">Создание </text:span><text:span text:style-name="T17">базового шаблона:</text:span></text:p>
          <text:list>
            <text:list-item>
              <text:p text:style-name="P9">Что должно быть на базовом шаблоне.</text:p>
            </text:list-item>
            <text:list-item>
              <text:p text:style-name="P9">Обработка формы для поиска новых пользователей.</text:p>
            </text:list-item>
            <text:list-item>
              <text:p text:style-name="P9">Обработка и отображение запросов в друзья.</text:p>
            </text:list-item>
          </text:list>
        </text:list-item>
        <text:list-item>
          <text:p text:style-name="P4"><text:span text:style-name="T9">Создание </text:span><text:span text:style-name="T10">главной страницы.</text:span></text:p>
          <text:list>
            <text:list-item>
              <text:p text:style-name="P11">Что должно быть на главной странице.</text:p>
            </text:list-item>
            <text:list-item>
              <text:p text:style-name="P10">Создание рекомендаций</text:p>
            </text:list-item>
          </text:list>
        </text:list-item>
        <text:list-item>
          <text:p text:style-name="P4"><text:span text:style-name="T9">Создание </text:span><text:span text:style-name="T10">личной страницы</text:span></text:p>
          <text:list>
            <text:list-item>
              <text:p text:style-name="P17"><text:span text:style-name="T13">Что должно быть на </text:span><text:span text:style-name="T15">личной </text:span><text:span text:style-name="T13">странице.</text:span></text:p>
            </text:list-item>
          </text:list>
        </text:list-item>
        <text:list-item>
          <text:p text:style-name="P4"><text:span text:style-name="T9">Создание </text:span><text:span text:style-name="T11">страницы «друзья»</text:span></text:p>
          <text:list>
            <text:list-item>
              <text:p text:style-name="P6"><text:span text:style-name="T5">Что должно быть на </text:span><text:span text:style-name="T7">странице «друзья»</text:span><text:span text:style-name="T5">.</text:span></text:p>
            </text:list-item>
          </text:list>
        </text:list-item>
        <text:list-item>
          <text:p text:style-name="P5"><text:span text:style-name="T9">Создание </text:span><text:span text:style-name="T11">страницы «Настройки»</text:span></text:p>
          <text:list>
            <text:list-item>
              <text:p text:style-name="P6"><text:span text:style-name="T5">Что должно быть на </text:span><text:span text:style-name="T7">странице «настройки»</text:span><text:span text:style-name="T5">.</text:span></text:p>
            </text:list-item>
          </text:list>
        </text:list-item>
        <text:list-item>
          <text:p text:style-name="P6"><text:span text:style-name="T9">Создание </text:span><text:span text:style-name="T11">страницы «Лайки»</text:span></text:p>
        </text:list-item>
        <text:list-item>
          <text:p text:style-name="P15">Создание страницы «Чаты»</text:p>
          <text:list>
            <text:list-item>
              <text:p text:style-name="P14">Что должно быть на <text:span text:style-name="T32">странице «</text:span><text:span text:style-name="T35">Чаты</text:span><text:span text:style-name="T32">»</text:span>.</text:p>
            </text:list-item>
          </text:list>
        </text:list-item>
        <text:list-item>
          <text:p text:style-name="P15">Создание страницы «Личный чат»</text:p>
          <text:list>
            <text:list-item>
              <text:p text:style-name="P13">Что должно быть на странице «Личный чат».</text:p>
            </text:list-item>
          </text:list>
        </text:list-item>
        <text:list-item>
          <text:p text:style-name="P6"><text:span text:style-name="T11">Создание страницы «</text:span><text:span text:style-name="T12">Кометарии</text:span><text:span text:style-name="T11">»</text:span></text:p>
        </text:list-item>
        <text:list-item>
          <text:p text:style-name="P6"><text:span text:style-name="T11">Создание </text:span><text:span text:style-name="T12">обработчика для</text:span><text:span text:style-name="T11"> страницы «</text:span><text:span text:style-name="T12">404</text:span><text:span text:style-name="T11">»</text:span></text:p>
        </text:list-item>
      </text:list>
      <text:p text:style-name="P3">Необходимые таблицы в базе данных:</text:p>
      <text:list xml:id="list3613769841" text:style-name="WWNum2">
        <text:list-item>
          <text:p text:style-name="P18"><text:span text:style-name="T1">users (</text:span><text:span text:style-name="T5">Поля</text:span><text:span text:style-name="T1">: id, surname, name</text:span><text:span text:style-name="T16">, age, city, email, hashed_password, post_ids, comment_ids, post_like_ids, </text:span><text:span text:style-name="T2">message</text:span><text:span text:style-name="T16">_ids, post_like_guide_category_ids, post_like_ideas_category_ids, post_like_mems_category_ids, post_like_common_category_ids, friends_ids, friends_requests, </text:span><text:span text:style-name="T2">own</text:span><text:span text:style-name="T16">_requests, img_profile, img_avatar, </text:span><text:soft-page-break/><text:span text:style-name="T16">sex, modified_date, </text:span><text:span text:style-name="T2">blocked_users, </text:span><text:span text:style-name="T3">private_chat_ids</text:span><text:span text:style-name="T1">)</text:span></text:p>
        </text:list-item>
        <text:list-item>
          <text:p text:style-name="P19"><text:span text:style-name="T1">posts (</text:span><text:span text:style-name="T5">Поля</text:span><text:span text:style-name="T1">: id, caption, comments_ids, create_date, imgs, category, creater)</text:span></text:p>
        </text:list-item>
        <text:list-item>
          <text:p text:style-name="P19"><text:span text:style-name="T1">comments (</text:span><text:span text:style-name="T5">Поля</text:span><text:span text:style-name="T1">: id, chat_id, text, send_date, sender, </text:span><text:span text:style-name="T3">type</text:span><text:span text:style-name="T1">)</text:span></text:p>
        </text:list-item>
        <text:list-item>
          <text:p text:style-name="P16">chats (Поля: id, members, comments, modified_date)</text:p>
        </text:list-item>
        <text:list-item>
          <text:p text:style-name="P20"><text:span text:style-name="T3">private_</text:span><text:span text:style-name="T1">chats (Поля: id, members, </text:span><text:span text:style-name="T3">messeges</text:span><text:span text:style-name="T1">, modified_date, </text:span><text:span text:style-name="T3">chat_name, chat_avatar</text:span><text:span text:style-name="T1">)</text:span></text:p>
        </text:list-item>
      </text:list>
      <text:p text:style-name="P21"><text:span text:style-name="T1"/></text:p>
      <text:p text:style-name="P21"><text:span text:style-name="T1"/></text:p>
      <text:p text:style-name="P22"><text:span text:style-name="T1"/></text:p>
      <text:p text:style-name="P22"><text:span text:style-name="T1"/></text:p>
      <text:list xml:id="list182716470218418" text:continue-list="list1925252510" text:style-name="WWNum1">
        <text:list-header>
          <text:p text:style-name="P45"><text:span text:style-name="T22">Создание </text:span><text:span text:style-name="T23">регистрации и авторизации пользователей.</text:span></text:p>
          <text:p text:style-name="P24"><text:span text:style-name="T24">1</text:span><text:span text:style-name="T28">.</text:span><text:span text:style-name="T26">1 Создать регистрацию:</text:span></text:p>
          <text:p text:style-name="P23"><text:span text:style-name="T26">Необходимо создать форму для регистрации пользователей в приложении. Регистрация проходит в три этапа: первый — узнаём у пользователя его имя и фамилию; второй — узнаём его возраст, город и пол; третий — узнаём почту и предлагаем придумать пароль. После окончания регистрации перенаправляем пользователя на страницу авторизации, а данные о нём заносим в таблицу</text:span><text:span text:style-name="T21"> users.</text:span></text:p>
        </text:list-header>
      </text:list>
      <text:p text:style-name="P25"><text:span text:style-name="T26">1.2 Создать авторизацию:</text:span></text:p>
      <text:p text:style-name="P26">Авторизация состоит из одной формы. В ней всего два поля: для ввода пароля и логина. После того, как пользователь ввёл их необходимо найти его данные в таблице <text:span text:style-name="T21">users </text:span><text:span text:style-name="T29">и проверить совпадают ли пароли. Если найти пользователя не удалось, или не совпал пароль, то об этом нужно сообщить пользователю.</text:span></text:p>
      <text:p text:style-name="P26"/>
      <text:p text:style-name="P46"><text:span text:style-name="T25">Создание </text:span><text:span text:style-name="T30">базового шаблона</text:span></text:p>
      <text:p text:style-name="P38"><text:span text:style-name="T29">2.1 </text:span>Что должно быть на базовом шаблоне:</text:p>
      <text:p text:style-name="P27">Базовый шаблон состоит из двух частей: верхней панели и меню. В верхней панели расположены логотип и название соцсети, форма для поиска пользователей, кнопка для просмотра уведомлений, кнопка для перехода на личную страницу. Меню содержит <text:span text:style-name="T31">7 кнопок: настройки, чаты, лента, лайки, друзья, фильтры (при нажатии открывается панелька с фильтрами при помощи которой можно сортировать посты), выйти.</text:span></text:p>
      <text:p text:style-name="P39">2.2 Обработка формы для поиска новых пользователей:</text:p>
      <text:p text:style-name="P28">Пользователь вводит в поисковое поле <text:span text:style-name="T21">id </text:span>пользователя, которого хочет найти. Если такой есть, то пользователя нужно перенаправить на его страницу, иначе — на страницу 404.</text:p>
      <text:p text:style-name="P39">2.3 Обработка и отображение запросов в друзья:</text:p>
      <text:p text:style-name="P29">При нажатии на кнопку для просмотра уведомлений, нужно открывать окно, в котором будут отображаться все запросы в друзья. Должны быть кнопки при <text:soft-page-break/>помощи которых пользователь может либо принять, либо отклонить запрос в друзья.</text:p>
      <text:p text:style-name="P29"/>
      <text:p text:style-name="P47">Создание главной страницы</text:p>
      <text:p text:style-name="P40">3.1 <text:s/>Что должно быть на главной странице:</text:p>
      <text:p text:style-name="P30">На главной странице должны быть: кнопка для создания поста (при её нажатии открывается всплывающее окно. В нём расположена форма для создания поста. <text:s text:c="2"/>В ней 3 поля: картинки для поста, описание, категория поста.) и сами посты. Посты отображаются в соответствии с датой их создания, рекомендаций пользователя или фильтров, которые он установил. У каждого поста есть три кнопки: поставить лайк (при нажатии на неё на сервер отправляется обновлённая информация о количестве лайков у поста, эта информация заносится в таблицу <text:span text:style-name="T21">posts.</text:span>), написать коменатрий, изменить/удалить пост (эту кнопку видит только создатель поста.).</text:p>
      <text:p text:style-name="P44">3.2 <text:span text:style-name="T32">Создание рекомендаций*</text:span>необязательно<text:span text:style-name="T32">:</text:span></text:p>
      <text:p text:style-name="P31">Если у пользователя есть более 10 лайков, то необходимо найти категорию, которой он ставил лаков больше всего. Посты из этой категории необходимо показывать в первую очередь, посты же из самой непопулярной категории у пользователя — в последнею. </text:p>
      <text:p text:style-name="P31"/>
      <text:p text:style-name="P31"/>
      <text:p text:style-name="P48">Создание личной страницы</text:p>
      <text:p text:style-name="P41">4.1 Что должно быть на личной странице:</text:p>
      <text:p text:style-name="P32">На личной странице должны быть посты, которые делал владелец страницы, также здесь должен быть блок с информацией о пользователе: аватарка пользователя, фон его профиля, его имя.</text:p>
      <text:p text:style-name="P32"/>
      <text:p text:style-name="P49">Создание страницы «друзья»</text:p>
      <text:p text:style-name="P41">5.1 Что должно быть на странице «друзья»:</text:p>
      <text:p text:style-name="P32">На этой странице должны отображаться друзья пользователя (в том порядке в каком они расположены в базе данных.). Каждого друга можно: заблокировать (заблокированный пользователь не может отправлять сообщение в личном чате тому, кто его заблокировал.), разблокировать, удалить из друзей, и написать ему. Так же на этой странице присутствует поиск при помощи которого можно найти друга по имени, если список друзей слишком большой.</text:p>
      <text:p text:style-name="P32"/>
      <text:p text:style-name="P49">Создание страницы «Настройки»</text:p>
      <text:p text:style-name="P43">6.1 Что должно быть на странице «настройки»:</text:p>
      <text:p text:style-name="P34">На странице настройки должна быть форма для редактирования информации о пользователе (Имя, Фамилия, аватарка, фон профиля, возраст). По умолчанию в <text:s/>эту форму должны быть записаны текущие данные пользователя.</text:p>
      <text:p text:style-name="P34"/>
      <text:p text:style-name="P51"><text:soft-page-break/>Создание страницы «Лайки»</text:p>
      <text:p text:style-name="P34">На странице лайки будут отображаться посты, которые понравились пользователю.</text:p>
      <text:p text:style-name="P34"/>
      <text:p text:style-name="P51">Создание страницы «Чаты»</text:p>
      <text:p text:style-name="P42"><text:span text:style-name="T33">8</text:span>.1 Что должно быть на странице «<text:span text:style-name="T33">чаты</text:span>»:</text:p>
      <text:p text:style-name="P33">На этой странице должны отображаться <text:span text:style-name="T33">чаты в которых</text:span> пользовател<text:span text:style-name="T33">ь является участником</text:span> (в том порядке в каком они расположены в базе данных.), <text:span text:style-name="T35">кнопка для создания чата</text:span>. Кажд<text:span text:style-name="T33">ый</text:span> <text:span text:style-name="T33">чат</text:span> можно: удалить и <text:span text:style-name="T34">отправить сообщение в него</text:span>. Так же на этой странице присутствует поиск при помощи которого можно найти <text:span text:style-name="T34">чат</text:span> по <text:span text:style-name="T34">названию</text:span>, если список <text:span text:style-name="T34">чатов</text:span> слишком большой.</text:p>
      <text:p text:style-name="P33"/>
      <text:p text:style-name="P50">Создание страницы «Личный чат»</text:p>
      <text:p text:style-name="P35">9.1 <text:span text:style-name="T19">Что должно быть на странице «</text:span><text:span text:style-name="T20">Личный чат</text:span><text:span text:style-name="T19">»:</text:span></text:p>
      <text:p text:style-name="P36">На этой странице должны быть: панель с информацией о чате (аватарка чата, участники, название чата), кнопка для редактирования чата, панель для отображения сообщений, поле для ввода сообщения, кнопка для отправки сообщения. Когда пользователь входит в чат, необходимо проверять является ли он его участником, если да, то запускать в чат, иначе отправлять на страницу 404. <text:span text:style-name="T36">Все </text:span>сообщения<text:span text:style-name="T36"> отсортированы по дате их отправки.</text:span></text:p>
      <text:p text:style-name="P35"/>
      <text:p text:style-name="P52">Создание страницы «Комментарии»</text:p>
      <text:p text:style-name="P35">На этой странице есть <text:s/>панель для отображения комментариев, поле для ввода комментария, кнопка для отправки комментария. <text:span text:style-name="T36">Все комментарии отсортированы по дате их отправки.</text:span></text:p>
      <text:p text:style-name="P35"/>
      <text:p text:style-name="P52">Создание обработчика для страницы «404»</text:p>
      <text:p text:style-name="P37">Необходимо создать дизайн для страницы 404 в стиле приложения, т.к пользователя иногда сюда нужно будет отправлять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29T18:27:15.144000000</dc:date>
    <meta:editing-duration>PT17M22S</meta:editing-duration>
    <meta:editing-cycles>5</meta:editing-cycles>
    <meta:generator>LibreOffice/7.1.7.2$Windows_X86_64 LibreOffice_project/c6a4e3954236145e2acb0b65f68614365aeee33f</meta:generator>
    <meta:document-statistic meta:table-count="0" meta:image-count="0" meta:object-count="0" meta:page-count="4" meta:paragraph-count="69" meta:word-count="917" meta:character-count="6564" meta:non-whitespace-character-count="5732"/>
  </office:meta>
</office:document-meta>
</file>